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a63d8" officeooo:paragraph-rsid="001a63d8"/>
    </style:style>
    <style:style style:name="P2" style:family="paragraph" style:parent-style-name="Standard">
      <style:text-properties officeooo:paragraph-rsid="00223239"/>
    </style:style>
    <style:style style:name="P3" style:family="paragraph" style:parent-style-name="Standard">
      <style:text-properties officeooo:rsid="00205f79" officeooo:paragraph-rsid="00205f79"/>
    </style:style>
    <style:style style:name="P4" style:family="paragraph" style:parent-style-name="Standard" style:list-style-name="L1">
      <style:text-properties officeooo:paragraph-rsid="00223239"/>
    </style:style>
    <style:style style:name="P5" style:family="paragraph" style:parent-style-name="Standard" style:list-style-name="L1" style:master-page-name="">
      <loext:graphic-properties draw:fill="none"/>
      <style:paragraph-properties fo:margin-left="0.101cm" fo:margin-right="0cm" fo:text-indent="-0.499cm" style:auto-text-indent="false" style:page-number="auto" fo:background-color="transparent"/>
      <style:text-properties officeooo:paragraph-rsid="00223239"/>
    </style:style>
    <style:style style:name="P6" style:family="paragraph" style:parent-style-name="Standard" style:list-style-name="L1">
      <style:text-properties officeooo:rsid="001c090f" officeooo:paragraph-rsid="001c090f"/>
    </style:style>
    <style:style style:name="P7" style:family="paragraph" style:parent-style-name="Standard" style:list-style-name="L1">
      <style:text-properties officeooo:rsid="001c090f" officeooo:paragraph-rsid="001de47a"/>
    </style:style>
    <style:style style:name="P8" style:family="paragraph" style:parent-style-name="Standard" style:list-style-name="L1">
      <style:text-properties officeooo:rsid="001de47a" officeooo:paragraph-rsid="001df7b2"/>
    </style:style>
    <style:style style:name="P9" style:family="paragraph" style:parent-style-name="Standard" style:list-style-name="L1">
      <style:text-properties officeooo:rsid="001de47a" officeooo:paragraph-rsid="001f72b2"/>
    </style:style>
    <style:style style:name="P10" style:family="paragraph" style:parent-style-name="Standard" style:list-style-name="L1">
      <style:text-properties officeooo:rsid="001de47a" officeooo:paragraph-rsid="00223239"/>
    </style:style>
    <style:style style:name="P11" style:family="paragraph" style:parent-style-name="Standard" style:list-style-name="L1">
      <style:text-properties officeooo:rsid="00227eab" officeooo:paragraph-rsid="00227eab"/>
    </style:style>
    <style:style style:name="P12" style:family="paragraph" style:parent-style-name="Standard" style:list-style-name="WWNum1">
      <style:text-properties officeooo:paragraph-rsid="00223239"/>
    </style:style>
    <style:style style:name="T1" style:family="text">
      <style:text-properties officeooo:rsid="001de47a"/>
    </style:style>
    <style:style style:name="T2" style:family="text">
      <style:text-properties officeooo:rsid="001df7b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 orientada a objetos. </text:p>
      <text:p text:style-name="P1"/>
      <text:p text:style-name="P3">Templates</text:p>
      <text:p text:style-name="P3"/>
      <text:list xml:id="list3560638969" text:style-name="L1">
        <text:list-item>
          <text:p text:style-name="P6">Realice una clase <text:span text:style-name="T1">template que represente un Vector dinámico.</text:span></text:p>
        </text:list-item>
        <text:list-item>
          <text:p text:style-name="P7">Realice una clase <text:span text:style-name="T1">template que represente un Lista.</text:span></text:p>
        </text:list-item>
        <text:list-item>
          <text:p text:style-name="P7">Realice una clase <text:span text:style-name="T1">template que represente un Pila.</text:span></text:p>
        </text:list-item>
        <text:list-item>
          <text:p text:style-name="P7">Realice una clase <text:span text:style-name="T1">template que represente un Cola.</text:span></text:p>
        </text:list-item>
        <text:list-item>
          <text:p text:style-name="P8">Realice una <text:span text:style-name="T2">clase template que </text:span>represente un <text:span text:style-name="T2">Árbol binario de búsqueda.</text:span></text:p>
        </text:list-item>
        <text:list-item>
          <text:p text:style-name="P8">Realice una <text:span text:style-name="T2">clase template que </text:span>represente un <text:span text:style-name="T2">Mapa, el cual este compuesto por una clave y elemento genérico.</text:span></text:p>
        </text:list-item>
        <text:list-item>
          <text:p text:style-name="P9">Realice una <text:span text:style-name="T2">clase template que represente una Lista ordenada.</text:span></text:p>
        </text:list-item>
        <text:list-item>
          <text:p text:style-name="P10">Realice una clase template que represente un Conjunto.</text:p>
        </text:list-item>
        <text:list-item>
          <text:p text:style-name="P11">Realice una clase template que permita encolar un conjunto de comandos y aplicarlos. </text:p>
          <text:p text:style-name="P4"/>
          <text:p text:style-name="P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9-09T23:07:21.330799559</meta:creation-date>
    <dc:date>2022-06-13T00:32:06.474223058</dc:date>
    <meta:editing-duration>PT5H3M8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1" meta:paragraph-count="11" meta:word-count="106" meta:character-count="652" meta:non-whitespace-character-count="564"/>
  </office:meta>
</office:document-meta>
</file>